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19"/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ADuM14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FT230XS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X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TS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CCIO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TS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BUS2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BDP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BDM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V3OU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E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BUS1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BUS0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BUS3</text:p>
          </table:table-cell>
          <table:table-cell office:value-type="string">
            <text:p>I/O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1</text:p>
          </table:table-cell>
          <table:table-cell office:value-type="float" office:value="0.154">
            <text:p>0.154</text:p>
          </table:table-cell>
          <table:table-cell table:style-name="ce1" table:formula="of:=[.B20]*25.4" office:value-type="float" office:value="3.9116">
            <text:p>3.9</text:p>
          </table:table-cell>
        </table:table-row>
        <table:table-row table:style-name="ro1">
          <table:table-cell/>
          <table:table-cell table:formula="of:=[.B20]/2" office:value-type="float" office:value="0.077">
            <text:p>0.077</text:p>
          </table:table-cell>
          <table:table-cell table:style-name="ce1" table:formula="of:=[.B21]*25.4" office:value-type="float" office:value="1.9558">
            <text:p>2.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0.193">
            <text:p>0.193</text:p>
          </table:table-cell>
          <table:table-cell table:style-name="ce1" table:formula="of:=[.B22]*25.4" office:value-type="float" office:value="4.9022">
            <text:p>4.9</text:p>
          </table:table-cell>
        </table:table-row>
        <table:table-row table:style-name="ro1">
          <table:table-cell/>
          <table:table-cell table:formula="of:=[.B22]/2" office:value-type="float" office:value="0.0965">
            <text:p>0.0965</text:p>
          </table:table-cell>
          <table:table-cell table:style-name="ce1" table:formula="of:=[.B23]*25.4" office:value-type="float" office:value="2.4511">
            <text:p>2.5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0.236">
            <text:p>0.236</text:p>
          </table:table-cell>
          <table:table-cell table:style-name="ce1" table:formula="of:=[.B24]*25.4" office:value-type="float" office:value="5.9944">
            <text:p>6.0</text:p>
          </table:table-cell>
        </table:table-row>
        <table:table-row table:style-name="ro1">
          <table:table-cell/>
          <table:table-cell table:formula="of:=[.B24]/2" office:value-type="float" office:value="0.118">
            <text:p>0.118</text:p>
          </table:table-cell>
          <table:table-cell table:style-name="ce1" table:formula="of:=[.B25]*25.4" office:value-type="float" office:value="2.9972">
            <text:p>3.0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0.05">
            <text:p>0.05</text:p>
          </table:table-cell>
          <table:table-cell table:style-name="ce1" table:formula="of:=[.B26]*25.4" office:value-type="float" office:value="1.27">
            <text:p>1.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0.06">
            <text:p>0.06</text:p>
          </table:table-cell>
          <table:table-cell table:style-name="ce1" table:formula="of:=[.B27]*25.4" office:value-type="float" office:value="1.524">
            <text:p>1.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0.025">
            <text:p>0.025</text:p>
          </table:table-cell>
          <table:table-cell table:style-name="ce2" table:formula="of:=[.B28]*25.4" office:value-type="float" office:value="0.635">
            <text:p>0.635</text:p>
          </table:table-cell>
        </table:table-row>
        <table:table-row table:style-name="ro1">
          <table:table-cell office:value-type="string">
            <text:p>offset</text:p>
          </table:table-cell>
          <table:table-cell/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([.A30]+[.$C$29])*[.$C$28]" office:value-type="float" office:value="-2.2225">
            <text:p>-2.222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([.A31]+[.$C$29])*[.$C$28]" office:value-type="float" office:value="-1.5875">
            <text:p>-1.587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[.A32]+[.$C$29])*[.$C$28]" office:value-type="float" office:value="-0.9525">
            <text:p>-0.952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([.A33]+[.$C$29])*[.$C$28]" office:value-type="float" office:value="-0.3175">
            <text:p>-0.3175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([.A34]+[.$C$29])*[.$C$28]" office:value-type="float" office:value="0.3175">
            <text:p>0.317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([.A35]+[.$C$29])*[.$C$28]" office:value-type="float" office:value="0.9525">
            <text:p>0.952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([.A36]+[.$C$29])*[.$C$28]" office:value-type="float" office:value="1.5875">
            <text:p>1.587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([.A37]+[.$C$29])*[.$C$28]" office:value-type="float" office:value="2.2225">
            <text:p>2.2225</text:p>
          </table:table-cell>
        </table:table-row>
      </table:table>
      <table:table table:name="LM43603PWP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BOO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IAS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GO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S/TR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D</text:p>
          </table:table-cell>
          <table:table-cell office:value-type="string">
            <text:p>Power</text:p>
          </table:table-cell>
        </table:table-row>
      </table:table>
      <table:table table:name="STM32F20x LQFP64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14/OSC32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15/OSC32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0/OSC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1/OSC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RST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SS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DD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2/BOOT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CAP_1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13/SWDIO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CAP_2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4/SWCLK 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OT0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5/26/2017</text:date>, <text:time>15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5-26T15:41:33.41</dc:date>
    <meta:editing-duration>PT2H9M3S</meta:editing-duration>
    <meta:editing-cycles>16</meta:editing-cycles>
    <dc:creator>Boris </dc:creator>
    <meta:document-statistic meta:table-count="9" meta:cell-count="639" meta:object-count="0"/>
  </office:meta>
</office:document-meta>
</file>